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cm" svg:height="4cm" svg:x="3.2cm" svg:y="4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4cm" svg:x="14cm" svg:y="4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7cm" svg:height="0.962cm" svg:x="3.2cm" svg:y="4.4cm">
          <draw:text-box>
            <text:p text:style-name="P2"><text:span text:style-name="T1">products</text:span></text:p>
          </draw:text-box>
        </draw:frame>
        <draw:frame draw:style-name="gr3" draw:text-style-name="P1" draw:layer="layout" svg:width="7cm" svg:height="0.962cm" svg:x="14cm" svg:y="4.4cm">
          <draw:text-box>
            <text:p text:style-name="P1"><text:span text:style-name="T1">files</text:span></text:p>
          </draw:text-box>
        </draw:frame>
        <draw:frame draw:style-name="gr4" draw:text-style-name="P3" draw:layer="layout" svg:width="7cm" svg:height="2.132cm" svg:x="14cm" svg:y="5.6cm">
          <draw:text-box>
            <text:p text:style-name="P3"><text:span text:style-name="T2">- id</text:span></text:p>
            <text:p text:style-name="P3"><text:span text:style-name="T2">- product_id</text:span></text:p>
            <text:p text:style-name="P3"><text:span text:style-name="T2">- path</text:span></text:p>
          </draw:text-box>
        </draw:frame>
        <draw:line draw:style-name="gr5" draw:text-style-name="P1" draw:layer="layout" svg:x1="14cm" svg:y1="7cm" svg:x2="10.2cm" svg:y2="7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Negrier</meta:initial-creator>
    <meta:creation-date>2014-01-02T11:22:24</meta:creation-date>
    <meta:editing-duration>P0D</meta:editing-duration>
    <meta:editing-cycles>2</meta:editing-cycles>
    <dc:date>2014-01-02T11:27:47</dc:date>
    <dc:creator>David Negrier</dc:creator>
    <meta:document-statistic meta:object-count="29"/>
    <meta:generator>LibreOffice/4.0.4.2$Linux_X86_64 LibreOffice_project/400m0$Build-2</meta:generator>
  </office:meta>
</office:document-meta>
</file>